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fo:font-style="normal" officeooo:rsid="0483d395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3b75219"/>
    </style:style>
    <style:style style:name="T41" style:family="text">
      <style:text-properties officeooo:rsid="047091ad"/>
    </style:style>
    <style:style style:name="T42" style:family="text">
      <style:text-properties officeooo:rsid="0471ec6f"/>
    </style:style>
    <style:style style:name="T43" style:family="text">
      <style:text-properties officeooo:rsid="0473a949"/>
    </style:style>
    <style:style style:name="T44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9">Esser-</text:span>Skala, 201<text:span text:style-name="T41">9</text:span></text:p>
      <text:p text:style-name="P20"/>
      <text:p text:style-name="P20"/>
      <text:p text:style-name="P15">© 201<text:span text:style-name="T41">9</text:span> by Wolfgang <text:span text:style-name="T39">Esser-</text:span>Skala. This edition is licensed under the<text:span text:style-name="T37"><text:line-break/></text:span>Creative Commons Attribution<text:span text:style-name="T32">-NonCommercial-ShareAlike</text:span> 4.0 International License.<text:span text:style-name="T37"><text:line-break/></text:span>To view a copy of this license, visit http://creativecommons.org/licenses/by<text:span text:style-name="T33">-nc-sa</text:span>/4.0/.</text:p>
      <text:p text:style-name="P14"/>
      <text:p text:style-name="P16">Music engraving by LilyPond 2.18.0 (http://www.lilypond.org).<text:span text:style-name="T31"><text:line-break/>Front matter</text:span> typeset with EB Garamond (http://www.georgduffner.at/ebgaramond).</text:p>
      <text:p text:style-name="P20"/>
      <text:p text:style-name="P13">First <text:span text:style-name="T34">version</text:span>, <text:span text:style-name="T41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3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3"> </text:span>Mus.2973-D-<text:span text:style-name="T42">16</text:span>).<text:span text:style-name="T43"><text:line-break/></text:span><text:tab/>http://digital.slub-dresden.de/<text:span text:style-name="T7">id42603967X</text:span> (siglum Mus.2973-D-<text:span text:style-name="T42">19</text:span>)</text:p>
      <text:p text:style-name="P3"/>
      <text:p text:style-name="P4">In general, this edition closely follows the <text:span text:style-name="T38">manuscript</text:span>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4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29"><text:line-break/><text:line-break/>308<text:tab/>vl 1<text:tab/>last eighth in Ms: a″8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39">Esser-</text:span>Skala</text:p>
      <text:p text:style-name="P26"/>
      <text:p text:style-name="P24"><text:span text:style-name="T37"><text:line-break/></text:span>C O N T E N T S</text:p>
      <text:p text:style-name="P18"/>
      <text:p text:style-name="P17"/>
      <text:p text:style-name="P19"><text:span text:style-name="T3">Kyrie</text:span><text:span text:style-name="T40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2T22:22:29.383690691</dc:date>
    <dc:creator>Wolfgang Skala</dc:creator>
    <meta:editing-duration>P11DT23H29M15S</meta:editing-duration>
    <meta:editing-cycles>1078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89" meta:character-count="2332" meta:non-whitespace-character-count="1926"/>
  </office:meta>
</office:document-meta>
</file>